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int main()</text:p>
      <text:p text:style-name="Standard">{</text:p>
      <text:p text:style-name="Standard"><text:s text:c="4"/>short int a=1;</text:p>
      <text:p text:style-name="Standard"><text:s text:c="4"/>long int b = 111;</text:p>
      <text:p text:style-name="Standard"><text:s text:c="4"/>signed int c= -23;</text:p>
      <text:p text:style-name="Standard"><text:s text:c="4"/>printf ("%d\n%d\n%d\n",a,b,c);</text:p>
      <text:p text:style-name="Standard"><text:s text:c="4"/>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7:37:18.160105804</meta:creation-date>
    <dc:date>2022-09-05T17:38:21.771495931</dc:date>
    <meta:editing-duration>PT1M4S</meta:editing-duration>
    <meta:editing-cycles>1</meta:editing-cycles>
    <meta:document-statistic meta:table-count="0" meta:image-count="0" meta:object-count="0" meta:page-count="1" meta:paragraph-count="10" meta:word-count="20" meta:character-count="133" meta:non-whitespace-character-count="97"/>
    <meta:generator>LibreOffice/6.4.7.2$Linux_X86_64 LibreOffice_project/40$Build-2</meta:generator>
  </office:meta>
</office:document-meta>
</file>